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139332"/>
    </style:style>
    <style:style style:name="P3" style:family="paragraph" style:parent-style-name="Standard">
      <style:text-properties style:font-name="Times New Roman" officeooo:rsid="00139332" officeooo:paragraph-rsid="00139332"/>
    </style:style>
    <style:style style:name="P4" style:family="paragraph" style:parent-style-name="Text_20_body">
      <style:text-properties style:font-name="Times New Roman"/>
    </style:style>
    <style:style style:name="T1" style:family="text">
      <style:text-properties officeooo:rsid="00139332"/>
    </style:style>
    <style:style style:name="T2" style:family="text">
      <style:text-properties officeooo:rsid="00147bf2"/>
    </style:style>
    <style:style style:name="T3" style:family="text">
      <style:text-properties officeooo:rsid="0014814f"/>
    </style:style>
    <style:style style:name="T4" style:family="text">
      <style:text-properties officeooo:rsid="0014a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2"/>
      <text:p text:style-name="P1"/>
      <text:p text:style-name="P1">P.J. Donworth, <text:span text:style-name="T3">B.A. ###,</text:span><text:span text:style-name="T1"> </text:span>is a writer, activist, yoga instructor and M.S. candidate at the University of Bonn, <text:span text:style-name="T2">where his passion for the environment led him to investigate arthropods.</text:span> </text:p>
      <text:p text:style-name="P1"/>
      <text:p text:style-name="P3">Coming from a background in speech articulation and homesteading, Fyonn T., B.A. Speech Science and Linguistics, is interested in what paleo-genomics will discover regarding the evolution of human communication systems. Fyonn T. finds motivation in contributing to the creation of an international science-literate community, <text:span text:style-name="T4">especially the inclusion of rural populations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21:23:41.640000000</meta:creation-date>
    <dc:date>2023-10-29T22:32:53.553000000</dc:date>
    <meta:editing-duration>PT54M49S</meta:editing-duration>
    <meta:editing-cycles>4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" meta:word-count="79" meta:character-count="555" meta:non-whitespace-character-count="477"/>
  </office:meta>
</office:document-meta>
</file>